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ATIANA CANDIA GAMAR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UNA FIGUEROA, JULIO ALEJAND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UNA FIGUEROA, JULIO ALEJAND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23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40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